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ing_20_1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Title">SEGUIMIENTO</text:p>
      <text:p text:style-name="Subtitle">SEGUND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23 de Nov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2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890_2134200456" text:style-name="Internet_20_link" text:visited-style-name="Visited_20_Internet_20_Link">Método del Seguimiento<text:tab/>4</text:a></text:p>
          <text:p text:style-name="P15"><text:a xlink:type="simple" xlink:href="#__RefHeading__892_2134200456" text:style-name="Internet_20_link" text:visited-style-name="Visited_20_Internet_20_Link">Tabla de seguimiento<text:tab/>4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do datos de la Iteración 2</text:p>
          </table:table-cell>
        </table:table-row>
      </table:table>
      <text:p text:style-name="P12"/>
      <text:h text:style-name="P17" text:outline-level="1"><text:bookmark-start text:name="__RefHeading__890_2134200456"/>Método del Seguimiento<text:bookmark-end text:name="__RefHeading__890_2134200456"/></text:h>
      <text:p text:style-name="P12">Por unanimidad, el grupo ha decido a aplicar un mismo reparto de puntos del esfuerzo y contribución realizado por cada uno de nosotros, quedando la tabla de la siguiente manera.</text:p>
      <text:p text:style-name="P12"/>
      <text:h text:style-name="Heading_20_1" text:outline-level="1"><text:bookmark-start text:name="__RefHeading__892_2134200456"/>Tabla de seguimiento<text:bookmark-end text:name="__RefHeading__892_2134200456"/></text:h>
      <text:p text:style-name="P12"/>
      <text:p text:style-name="P12"/>
      <text:p text:style-name="P12"><draw:frame draw:style-name="fr1" draw:name="Objeto1" text:anchor-type="paragraph" svg:width="17.568cm" svg:height="3.99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GUIMIENTO – 2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SEGUIMIENTO – 2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34S</meta:editing-duration>
    <meta:editing-cycles>17</meta:editing-cycles>
    <meta:generator>OpenOffice/4.1.1$Win32 OpenOffice.org_project/411m6$Build-9775</meta:generator>
    <dc:date>2017-11-23T16:13:16.04</dc:date>
    <dc:creator>Jesús Vázquez Argumedo</dc:creator>
    <meta:document-statistic meta:table-count="4" meta:image-count="0" meta:object-count="1" meta:page-count="4" meta:paragraph-count="41" meta:word-count="123" meta:character-count="7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6"/>
        <table:table-column table:style-name="co4" table:default-cell-style-name="ce6"/>
        <table:table-column table:style-name="co5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5" office:value-type="string" table:number-columns-spanned="5" table:number-rows-spanned="1">
            <text:p>ITERACIÓN</text:p>
          </table:table-cell>
          <table:covered-table-cell table:number-columns-repeated="3" table:style-name="ce9"/>
          <table:covered-table-cell table:style-name="ce10"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ESTUDIAN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ONDERACIÓN</text:p>
          </table:table-cell>
        </table:table-row>
        <table:table-row table:style-name="ro3">
          <table:table-cell/>
          <table:table-cell office:value-type="string">
            <text:p>GARCIA GONZALEZ, ANDRES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C4]+[.D4]+[.E4]+[.F4]+[.G4]" office:value-type="float" office:value="10">
            <text:p>10</text:p>
          </table:table-cell>
          <table:table-cell table:formula="of:=[.H4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ARGUMEDO, JESUS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C5]+[.D5]+[.E5]+[.F5]+[.G5]" office:value-type="float" office:value="10">
            <text:p>10</text:p>
          </table:table-cell>
          <table:table-cell table:formula="of:=[.H5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ENCINA, ALEJANDRO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C6]+[.D6]+[.E6]+[.F6]+[.G6]" office:value-type="float" office:value="10">
            <text:p>10</text:p>
          </table:table-cell>
          <table:table-cell table:formula="of:=[.H6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ERA RECACHA, LAURA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C7]+[.D7]+[.E7]+[.F7]+[.G7]" office:value-type="float" office:value="10">
            <text:p>10</text:p>
          </table:table-cell>
          <table:table-cell table:formula="of:=[.H7]/MAX([.H$4:.H$8])" office:value-type="float" office:value="1">
            <text:p>1,000</text:p>
          </table:table-cell>
        </table:table-row>
        <table:table-row table:style-name="ro3">
          <table:table-cell/>
          <table:table-cell table:style-name="ce4" office:value-type="string">
            <text:p>VILLALBA RAMIREZ, JAVIER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3" table:style-name="ce7"/>
          <table:table-cell table:style-name="ce7" table:formula="of:=[.C8]+[.D8]+[.E8]+[.F8]+[.G8]" office:value-type="float" office:value="10">
            <text:p>10</text:p>
          </table:table-cell>
          <table:table-cell table:style-name="ce12" table:formula="of:=[.H8]/MAX([.H$4:.H$8])" office:value-type="float" office:value="1">
            <text:p>1,000</text:p>
          </table:table-cell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8" table:formula="of:=[.C4]+[.C5]+[.C6]+[.C7]+[.C8]" office:value-type="float" office:value="25">
            <text:p>25</text:p>
          </table:table-cell>
          <table:table-cell table:style-name="ce8" table:formula="of:=[.D4]+[.D5]+[.D6]+[.D7]+[.D8]" office:value-type="float" office:value="25">
            <text:p>25</text:p>
          </table:table-cell>
          <table:table-cell table:style-name="ce8" table:formula="of:=[.E4]+[.E5]+[.E6]+[.E7]+[.E8]" office:value-type="float" office:value="0">
            <text:p>0</text:p>
          </table:table-cell>
          <table:table-cell table:style-name="ce8" table:formula="of:=[.F4]+[.F5]+[.F6]+[.F7]+[.F8]" office:value-type="float" office:value="0">
            <text:p>0</text:p>
          </table:table-cell>
          <table:table-cell table:style-name="ce8" table:formula="of:=[.G4]+[.G5]+[.G6]+[.G7]+[.G8]" office:value-type="float" office:value="0">
            <text:p>0</text:p>
          </table:table-cell>
          <table:table-cell table:style-name="Default"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3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